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Med" svg:font-family="'Noto Sans Mono Med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en" fo:country="US" officeooo:rsid="000d74b1" officeooo:paragraph-rsid="000d74b1"/>
    </style:style>
    <style:style style:name="P2" style:family="paragraph" style:parent-style-name="Text_20_body">
      <style:text-properties fo:language="en" fo:country="US" officeooo:rsid="001235bf" officeooo:paragraph-rsid="001235bf"/>
    </style:style>
    <style:style style:name="P3" style:family="paragraph" style:parent-style-name="Text_20_body">
      <style:text-properties officeooo:paragraph-rsid="00137477"/>
    </style:style>
    <style:style style:name="P4" style:family="paragraph" style:parent-style-name="Text_20_body">
      <style:text-properties style:font-name="Noto Sans Mono Med" officeooo:rsid="0016988f" officeooo:paragraph-rsid="00177cc1"/>
    </style:style>
    <style:style style:name="P5" style:family="paragraph" style:parent-style-name="Text_20_body">
      <style:text-properties style:font-name="Noto Sans Mono Med" officeooo:rsid="00190f2c" officeooo:paragraph-rsid="00190f2c"/>
    </style:style>
    <style:style style:name="P6" style:family="paragraph" style:parent-style-name="Text_20_body">
      <style:text-properties style:font-name="Noto Sans Mono Med" officeooo:rsid="00190f2c" officeooo:paragraph-rsid="00195923"/>
    </style:style>
    <style:style style:name="P7" style:family="paragraph" style:parent-style-name="Text_20_body">
      <style:text-properties style:font-name="Noto Sans Mono Med" officeooo:rsid="00195923" officeooo:paragraph-rsid="00195923"/>
    </style:style>
    <style:style style:name="P8" style:family="paragraph" style:parent-style-name="Text_20_body" style:list-style-name="L1">
      <style:text-properties style:font-name="Noto Sans Mono Med" fo:language="en" fo:country="US" officeooo:rsid="001522be" officeooo:paragraph-rsid="001522be"/>
    </style:style>
    <style:style style:name="P9" style:family="paragraph" style:parent-style-name="Text_20_body" style:list-style-name="L1">
      <style:text-properties style:font-name="Noto Sans Mono Med" fo:language="en" fo:country="US" officeooo:rsid="0016988f" officeooo:paragraph-rsid="0016988f"/>
    </style:style>
    <style:style style:name="P10" style:family="paragraph" style:parent-style-name="Text_20_body" style:list-style-name="L2">
      <style:text-properties style:font-name="Noto Sans Mono Med" officeooo:rsid="0016988f" officeooo:paragraph-rsid="00177cc1"/>
    </style:style>
    <style:style style:name="P11" style:family="paragraph" style:parent-style-name="Text_20_body" style:list-style-name="L2">
      <style:text-properties style:font-name="Noto Sans Mono Med" officeooo:rsid="00177cc1" officeooo:paragraph-rsid="00177cc1"/>
    </style:style>
    <style:style style:name="P12" style:family="paragraph" style:parent-style-name="Text_20_body" style:list-style-name="L2">
      <style:text-properties officeooo:paragraph-rsid="00177cc1"/>
    </style:style>
    <style:style style:name="P13" style:family="paragraph" style:parent-style-name="Heading_20_3">
      <style:text-properties fo:language="en" fo:country="US" officeooo:paragraph-rsid="001235bf"/>
    </style:style>
    <style:style style:name="T1" style:family="text">
      <style:text-properties officeooo:rsid="0010abea"/>
    </style:style>
    <style:style style:name="T2" style:family="text">
      <style:text-properties officeooo:rsid="001235bf"/>
    </style:style>
    <style:style style:name="T3" style:family="text">
      <style:text-properties style:font-name="Noto Sans Mono Med"/>
    </style:style>
    <style:style style:name="T4" style:family="text">
      <style:text-properties style:font-name="Noto Sans Mono Med" fo:language="en" fo:country="US" officeooo:rsid="0016988f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12b1e1"/>
    </style:style>
    <style:style style:name="T7" style:family="text">
      <style:text-properties style:font-name="Liberation Serif" fo:language="en" fo:country="US"/>
    </style:style>
    <style:style style:name="T8" style:family="text">
      <style:text-properties style:font-name="Liberation Serif" fo:language="en" fo:country="US" officeooo:rsid="0012b1e1"/>
    </style:style>
    <style:style style:name="T9" style:family="text">
      <style:text-properties style:font-name="Liberation Serif" fo:language="en" fo:country="US" officeooo:rsid="00137477"/>
    </style:style>
    <style:style style:name="T10" style:family="text">
      <style:text-properties style:font-name="Liberation Serif" fo:language="en" fo:country="US" officeooo:rsid="00177cc1"/>
    </style:style>
    <style:style style:name="T11" style:family="text">
      <style:text-properties style:font-name="Liberation Serif" fo:language="en" fo:country="US" officeooo:rsid="0016988f"/>
    </style:style>
    <style:style style:name="T12" style:family="text">
      <style:text-properties style:font-name="Liberation Serif" fo:language="en" fo:country="US" officeooo:rsid="001ccc41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177cc1"/>
    </style:style>
    <style:style style:name="T15" style:family="text">
      <style:text-properties fo:language="en" fo:country="US" officeooo:rsid="0016988f"/>
    </style:style>
    <style:style style:name="T16" style:family="text">
      <style:text-properties fo:language="en" fo:country="US" fo:font-weight="normal" officeooo:rsid="0016988f" style:font-weight-asian="normal" style:font-weight-complex="normal"/>
    </style:style>
    <style:style style:name="T17" style:family="text">
      <style:text-properties fo:language="en" fo:country="US" officeooo:rsid="001b1985"/>
    </style:style>
    <style:style style:name="T18" style:family="text">
      <style:text-properties style:text-position="super 58%" style:font-name="Liberation Serif" fo:language="en" fo:country="US"/>
    </style:style>
    <style:style style:name="T19" style:family="text">
      <style:text-properties style:text-position="0% 100%" style:font-name="Liberation Serif" fo:language="en" fo:country="US"/>
    </style:style>
    <style:style style:name="T20" style:family="text">
      <style:text-properties style:text-position="0% 100%" style:font-name="Liberation Serif" fo:language="en" fo:country="US" officeooo:rsid="00195923"/>
    </style:style>
    <style:style style:name="T21" style:family="text">
      <style:text-properties style:text-position="0% 100%" style:font-name="Liberation Serif" fo:language="en" fo:country="US" officeooo:rsid="001ccc41"/>
    </style:style>
    <style:style style:name="T22" style:family="text">
      <style:text-properties style:text-position="0% 100%" fo:language="en" fo:country="US"/>
    </style:style>
    <style:style style:name="T23" style:family="text">
      <style:text-properties style:text-position="0% 100%" fo:language="en" fo:country="US" officeooo:rsid="0019592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ndrea Fanti</text:span> 235808</text:p>
      <text:h text:style-name="P13" text:outline-level="3">Lab <text:span text:style-name="T2">2</text:span> exercise <text:span text:style-name="T2">2</text:span></text:h>
      <text:p text:style-name="P2">The program <text:span text:style-name="T3">myWC</text:span><text:span text:style-name="T5"> counts the number of words of the input file by counting the number of successful </text:span><text:span text:style-name="T3">fscanf</text:span><text:span text:style-name="T5"> that can be performed on the file </text:span><text:span text:style-name="T6">before reaching the end.</text:span></text:p>
      <text:p text:style-name="P3"><text:span text:style-name="T8">T</text:span><text:span text:style-name="T9">he commands to be done in the second point are:</text:span></text:p>
      <text:list xml:id="list2398838163" text:style-name="L1">
        <text:list-item>
          <text:p text:style-name="P8">cp main.c ../test</text:p>
        </text:list-item>
        <text:list-item>
          <text:p text:style-name="P8">cp main.c ../test/script</text:p>
        </text:list-item>
        <text:list-item>
          <text:p text:style-name="P8">cp main.c ../test/result</text:p>
        </text:list-item>
        <text:list-item>
          <text:p text:style-name="P9">less main.c</text:p>
        </text:list-item>
        <text:list-item>
          <text:p text:style-name="P9">rm main.c ../test/main.c ../test/script/main.c ../test/result/main.c</text:p>
        </text:list-item>
        <text:list-item>
          <text:p text:style-name="P9">cd ..</text:p>
        </text:list-item>
        <text:list-item>
          <text:p text:style-name="P9">cp src/main.c ./</text:p>
        </text:list-item>
        <text:list-item>
          <text:p text:style-name="P9">less main.c</text:p>
        </text:list-item>
        <text:list-item>
          <text:p text:style-name="P9">rm main.c</text:p>
        </text:list-item>
      </text:list>
      <text:p text:style-name="P4"><text:span text:style-name="T13">cp</text:span><text:span text:style-name="T7">, </text:span><text:span text:style-name="T13">ln</text:span><text:span text:style-name="T7"> and </text:span><text:span text:style-name="T13">mv</text:span><text:span text:style-name="T7"> are different in how they handle files:</text:span></text:p>
      <text:list xml:id="list288820249" text:style-name="L2">
        <text:list-item>
          <text:p text:style-name="P12"><text:span text:style-name="T4">cp</text:span><text:span text:style-name="T11"> </text:span><text:span text:style-name="T10">copies a file into another one, thus creating a new inode and allocating new disk space to memorize the file copy.</text:span></text:p>
        </text:list-item>
        <text:list-item>
          <text:p text:style-name="P10"><text:span text:style-name="T14">ln</text:span><text:span text:style-name="T10"> creates a new directory entry that points to the destination file, in the case of a soft link also an inode is created.</text:span></text:p>
        </text:list-item>
        <text:list-item>
          <text:p text:style-name="P11"><text:span text:style-name="T13">mv</text:span><text:span text:style-name="T7"> moves a directory entry from one directory to another.</text:span></text:p>
        </text:list-item>
      </text:list>
      <text:p text:style-name="P5"><text:span text:style-name="T7">After compiling with </text:span><text:span text:style-name="T13">make</text:span><text:span text:style-name="T7">, we can check the existence of the executable as well as its permissions with the </text:span><text:span text:style-name="T13">ls -l myWC</text:span><text:span text:style-name="T7"> command, that in my case it outputs:<text:line-break/></text:span><text:span text:style-name="T15">-</text:span><text:span text:style-name="T16">r</text:span><text:span text:style-name="T15">w</text:span><text:span text:style-name="T16">x</text:span><text:span text:style-name="T15">r--r-- 1 andrea </text:span><text:span text:style-name="T13">andrea</text:span><text:span text:style-name="T15"> 16800 20 o</text:span><text:span text:style-name="T17">c</text:span><text:span text:style-name="T15">t 14.08 myWC</text:span><text:span text:style-name="T11"><text:line-break/></text:span><text:span text:style-name="T7">As we can see </text:span><text:span text:style-name="T19">the file owner - user andrea - has all the permissions set.</text:span></text:p>
      <text:p text:style-name="P6"><text:span text:style-name="T19">We can remove execution permission from the file with </text:span><text:span text:style-name="T22">chmod -x myWC</text:span><text:span text:style-name="T19">.</text:span><text:span text:style-name="T20"><text:line-break/>After this the file can’t be executed (trying to launch it outputs a “Permission denied” error).<text:line-break/>We can restore the previous permissions with <text:s/></text:span><text:span text:style-name="T22">chmod </text:span><text:span text:style-name="T23">744</text:span><text:span text:style-name="T22"> myWC</text:span><text:span text:style-name="T19">.</text:span></text:p>
      <text:p text:style-name="P7"><text:span text:style-name="T19">The file can be finally moved to the </text:span><text:span text:style-name="T22">bin</text:span><text:span text:style-name="T19"> directory by executing </text:span><text:span text:style-name="T22">mv myWC ../bin</text:span><text:span text:style-name="T1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Med" svg:font-family="'Noto Sans Mono Med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0:11:15.105202585</meta:creation-date>
    <dc:date>2018-10-20T17:14:42.449757145</dc:date>
    <meta:editing-duration>PT16M55S</meta:editing-duration>
    <meta:editing-cycles>7</meta:editing-cycles>
    <meta:generator>LibreOffice/6.1.2.1$Linux_X86_64 LibreOffice_project/10$Build-1</meta:generator>
    <meta:document-statistic meta:table-count="0" meta:image-count="0" meta:object-count="0" meta:page-count="1" meta:paragraph-count="20" meta:word-count="259" meta:character-count="1379" meta:non-whitespace-character-count="1152"/>
  </office:meta>
</office:document-meta>
</file>